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line-height="150%" fo:text-indent="0cm"/>
      <style:text-properties fo:color="#ffffff" fo:font-size="54pt" style:font-size-asian="54pt" style:font-size-complex="54pt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paragraph-properties fo:margin-left="0cm" fo:margin-right="0cm" fo:line-height="150%" fo:text-indent="0cm"/>
      <style:text-properties fo:color="#ffffff" fo:font-size="46pt" style:font-size-asian="46pt" style:font-size-complex="46pt"/>
    </style:style>
    <style:style style:name="T1" style:family="text">
      <style:text-properties fo:color="#ffffff" fo:font-family="'Times New Roman'" style:font-family-generic="roman" style:font-pitch="variable" fo:font-size="54pt" fo:font-weight="bold" style:font-size-asian="54pt" style:font-size-complex="54pt"/>
    </style:style>
    <style:style style:name="T2" style:family="text">
      <style:text-properties fo:color="#ffffff" fo:font-family="'Times New Roman'" style:font-family-generic="roman" style:font-pitch="variable" fo:font-size="46pt" fo:font-weight="bold" style:font-size-asian="46pt" style:font-size-complex="4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-0.001cm" svg:y="0cm" presentation:class="title" presentation:user-transformed="true">
          <draw:text-box>
            <text:p text:style-name="P1"><text:span text:style-name="T1">Panie, my Twoje dzieci</text:span><text:span text:style-name="T1"><text:line-break/></text:span><text:span text:style-name="T1">Zebrane w Imieniu Twym</text:span><text:span text:style-name="T1"><text:line-break/></text:span><text:span text:style-name="T1">Jedno serce i Duch nas gromadzi</text:span><text:span text:style-name="T1"><text:line-break/></text:span><text:span text:style-name="T1">By wielbić Cię i śpiewać hym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3" draw:layer="layout" svg:width="28cm" svg:height="21cm" svg:x="0cm" svg:y="-0.001cm" presentation:class="title" presentation:user-transformed="true">
          <draw:text-box>
            <text:p text:style-name="P3"><text:span text:style-name="T2">Tylko Ty Panie jesteś fundamentem</text:span><text:span text:style-name="T2"><text:line-break/></text:span><text:span text:style-name="T2">Nie musimy się bać</text:span><text:span text:style-name="T2"><text:line-break/></text:span><text:span text:style-name="T2">Gdy nadejdą burze my będziemy trwać</text:span><text:span text:style-name="T2"><text:line-break/></text:span><text:span text:style-name="T2">Bo Ty zbawiłeś nas <text:s text:c="2"/>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8-06T08:38:19.68</meta:creation-date>
    <dc:date>2010-08-06T09:12:37.82</dc:date>
    <meta:editing-duration>PT00H34M17S</meta:editing-duration>
    <meta:editing-cycles>3</meta:editing-cycles>
    <meta:generator>OpenOffice.org/3.0$Win32 OpenOffice.org_project/300m9$Build-9358</meta:generator>
    <meta:document-statistic meta:object-count="27"/>
  </office:meta>
</office:document-meta>
</file>